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Sätta upp arbetsplats</text:p>
          </table:table-cell>
          <table:table-cell table:style-name="Tabell1.A2" office:value-type="string">
            <text:p text:style-name="Table_20_Contents">1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"registrationsformulär"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sätta att spara registrations data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riv funktion för att lista upp alla medlemmar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7h</text:p>
          </table:table-cell>
          <table:table-cell table:style-name="Tabell1.C6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1. Som användare vill jag kunna registrera nya medlemmar med förnamn, efternamn och telefonnummer, ett unikt medlemsnummer skall automatiskt tilldelas medlemmarna.<text:line-break/>= 6h<text:line-break/><text:tab/>-Skapa "registrationsformulär" =3h</text:p>
      <text:p text:style-name="Standard"><text:tab/>-Skapa sätta att spara registrations data = 3h<text:line-break/><text:line-break/>2. Som användare vill jag kunna få ut en lista på alla medlemmar så att jag enkelt </text:p>
      <text:p text:style-name="Standard">kan få en överblick över alla medlemmar.</text:p>
      <text:p text:style-name="Standard">= 3h</text:p>
      <text:p text:style-name="Standard"><text:tab/>-Skriv funktion för att lista upp alla medlemmar=3h</text:p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Sätta upp arbetsplats</text:p>
          </table:table-cell>
          <table:table-cell table:style-name="Tabell2.A2" office:value-type="string">
            <text:p text:style-name="Table_20_Contents">0h +1h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"registrationsformulär"</text:p>
          </table:table-cell>
          <table:table-cell table:style-name="Tabell2.A3" office:value-type="string">
            <text:p text:style-name="Table_20_Contents">0h +4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sätta att spara registrations data</text:p>
          </table:table-cell>
          <table:table-cell table:style-name="Tabell2.A3" office:value-type="string">
            <text:p text:style-name="Table_20_Contents">3h </text:p>
          </table:table-cell>
          <table:table-cell table:style-name="Tabell2.C3" office:value-type="string">
            <text:p text:style-name="Table_20_Contents">1h +2h</text:p>
          </table:table-cell>
        </table:table-row>
        <table:table-row>
          <table:table-cell table:style-name="Tabell2.A3" office:value-type="string">
            <text:p text:style-name="Standard">Skriv funktion för att lista upp alla medlemmar</text:p>
          </table:table-cell>
          <table:table-cell table:style-name="Tabell2.A3" office:value-type="string">
            <text:p text:style-name="Table_20_Contents">2h +1h</text:p>
          </table:table-cell>
          <table:table-cell table:style-name="Tabell2.C3" office:value-type="string">
            <text:p text:style-name="Table_20_Contents">1.30h+ 30m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7h</text:p>
          </table:table-cell>
          <table:table-cell table:style-name="Tabell2.C6" office:value-type="string">
            <text:p text:style-name="Table_20_Contents">3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>2.30h</text:p>
          </table:table-cell>
        </table:table-row>
      </table:table>
      <text:p text:style-name="Standard"/>
      <text:p text:style-name="Standard">2h45m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50M37S</meta:editing-duration>
    <meta:editing-cycles>38</meta:editing-cycles>
    <meta:generator>OpenOffice.org/3.4.1$Win32 OpenOffice.org_project/341m1$Build-9593</meta:generator>
    <dc:date>2014-01-10T18:15:39.59</dc:date>
    <meta:document-statistic meta:table-count="2" meta:image-count="0" meta:object-count="0" meta:page-count="1" meta:paragraph-count="41" meta:word-count="144" meta:character-count="862"/>
    <meta:user-defined meta:name="Info 1"/>
    <meta:user-defined meta:name="Info 2"/>
    <meta:user-defined meta:name="Info 3"/>
    <meta:user-defined meta:name="Info 4"/>
  </office:meta>
</office:document-meta>
</file>